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iberation Serif" svg:font-family="'Liberation Serif'"/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  <style:text-properties officeooo:rsid="001a4266" officeooo:paragraph-rsid="001a4266"/>
    </style:style>
    <style:style style:name="P4" style:family="paragraph" style:parent-style-name="Text_20_body">
      <style:paragraph-properties fo:text-align="justify" style:justify-single-word="false"/>
      <style:text-properties officeooo:rsid="001b6ab8" officeooo:paragraph-rsid="001b6ab8"/>
    </style:style>
    <style:style style:name="P5" style:family="paragraph" style:parent-style-name="Normal">
      <style:paragraph-properties fo:text-align="start" style:justify-single-word="false" style:writing-mode="lr-tb"/>
      <style:text-properties fo:color="#000000" style:font-name="Liberation Serif" fo:font-size="12pt" fo:language="en" fo:country="US" fo:font-weight="normal" officeooo:rsid="0008b0c6" officeooo:paragraph-rsid="001a4266"/>
    </style:style>
    <style:style style:name="P6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1" fo:font-size="10pt" fo:language="en" fo:country="US" officeooo:paragraph-rsid="001b6ab8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  <style:text-properties officeooo:paragraph-rsid="0008b0c6"/>
    </style:style>
    <style:style style:name="P10" style:family="paragraph" style:parent-style-name="Heading_20_3">
      <style:paragraph-properties fo:text-align="justify" style:justify-single-word="false"/>
      <style:text-properties fo:language="en" fo:country="US" officeooo:paragraph-rsid="001b6ab8"/>
    </style:style>
    <style:style style:name="T1" style:family="text">
      <style:text-properties style:font-name="Nimbus Sans L" fo:font-size="14pt" style:font-size-asian="14pt" style:font-size-complex="14pt"/>
    </style:style>
    <style:style style:name="T2" style:family="text">
      <style:text-properties officeooo:rsid="000549e4"/>
    </style:style>
    <style:style style:name="T3" style:family="text">
      <style:text-properties officeooo:rsid="0008b0c6"/>
    </style:style>
    <style:style style:name="T4" style:family="text">
      <style:text-properties officeooo:rsid="0017b77d"/>
    </style:style>
    <style:style style:name="T5" style:family="text">
      <style:text-properties officeooo:rsid="00186224"/>
    </style:style>
    <style:style style:name="T6" style:family="text">
      <style:text-properties officeooo:rsid="001a4266"/>
    </style:style>
    <style:style style:name="T7" style:family="text">
      <style:text-properties officeooo:rsid="00019ae8"/>
    </style:style>
    <style:style style:name="T8" style:family="text">
      <style:text-properties officeooo:rsid="001dd3f8"/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<text:span text:style-name="T2">#123</text:span> : <text:span text:style-name="T4">Grid improvements</text:span></text:h>
      <text:p text:style-name="P2"/>
      <text:p text:style-name="P1"/>
      <text:p text:style-name="P1">Version: 1.0</text:p>
      <text:p text:style-name="P1">Author: <text:span text:style-name="T5">Calixte DENIZET</text:span></text:p>
      <text:p text:style-name="P1">Review: </text:p>
      <text:p text:style-name="P1">Commented: </text:p>
      <text:p text:style-name="P1">State: Draft</text:p>
      <text:p text:style-name="P1">Scilab-Version: 5.<text:span text:style-name="T3">5.0</text:span></text:p>
      <text:p text:style-name="P1">Created: <text:span text:style-name="T6">Jan 23 2014</text:span></text:p>
      <text:p text:style-name="P2"/>
      <text:h text:style-name="P8" text:outline-level="3">Abstract</text:h>
      <text:p text:style-name="P5">The aim of this SEP is to <text:span text:style-name="T7">introduce new properties about grid and to extend xgrid</text:span>.</text:p>
      <text:p text:style-name="P1"/>
      <text:h text:style-name="P9" text:outline-level="3">Rationale</text:h>
      <text:p text:style-name="P3">Prior to 5.5.0 version, it was only possible to configure grid colors. Since a grid is a set of lines, it is convenient to have thickness and style (dash, dot, …) properties.</text:p>
      <text:p text:style-name="P3">The function xgrid should be extended to take into account these new properties. It will have the following prototype :</text:p>
      <text:p text:style-name="P4">xgrid([color] [, thickness [, style]<text:span text:style-name="T8">]</text:span>)</text:p>
      <text:p text:style-name="P4"/>
      <text:p text:style-name="P4">The arguments can be a scalar or a vector. If it is a scalar value, then the same value is applyed for each axis.</text:p>
      <text:h text:style-name="P8" text:outline-level="3"><text:span text:style-name="Teletype"><text:span text:style-name="T1">Example Usage</text:span></text:span></text:h>
      <text:p text:style-name="P4">plot2d();</text:p>
      <text:p text:style-name="P4">xgrid(5, 1, 7);</text:p>
      <text:p text:style-name="P4">xgrid([2,5],1,[3 7]);</text:p>
      <text:h text:style-name="P10" text:outline-level="3">Changelog</text:h>
      <text:list xml:id="list5572370625128483367" text:style-name="L1">
        <text:list-item>
          <text:p text:style-name="P6">– Initial Revision</text:p>
        </text:list-item>
      </text:list>
      <text:h text:style-name="P8" text:outline-level="3">Copyright</text:h>
      <text:p text:style-name="Standard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1" svg:font-family="'DejaVu Sans Mono'"/>
    <style:font-face style:name="Liberation Serif" svg:font-family="'Liberation Serif'"/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2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>
        <style:background-image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Normal" style:family="paragraph"/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Pierre MARECHAL</meta:initial-creator>
    <meta:creation-date>2008-07-09T13:39:08</meta:creation-date>
    <dc:date>2014-01-24T13:38:02.772179310</dc:date>
    <meta:editing-cycles>28</meta:editing-cycles>
    <meta:editing-duration>PT10H19M25S</meta:editing-duration>
    <dc:creator>Vincent COUVERT</dc:creator>
    <meta:document-statistic meta:table-count="0" meta:image-count="0" meta:object-count="0" meta:page-count="1" meta:paragraph-count="23" meta:word-count="141" meta:character-count="831" meta:non-whitespace-character-count="710"/>
    <meta:user-defined meta:name="Info 1"/>
    <meta:user-defined meta:name="Info 2"/>
    <meta:user-defined meta:name="Info 3"/>
    <meta:user-defined meta:name="Info 4"/>
  </office:meta>
</office:document-meta>
</file>